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Code Pro" svg:font-family="'Source Code Pro'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2.942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13.058cm"/>
    </style:style>
    <style:style style:name="co7" style:family="table-column">
      <style:table-column-properties fo:break-before="auto" style:column-width="4.225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R-Conditioner-MAX9926+re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ritical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MFG Name</text:p>
          </table:table-cell>
          <table:table-cell office:value-type="string" calcext:value-type="string">
            <text:p><text:s/>MFG Part Num</text:p>
          </table:table-cell>
          <table:table-cell office:value-type="string" calcext:value-type="string">
            <text:p><text:s/>Package JEDEC I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table:style-name="ce1" office:value-type="string" calcext:value-type="string">
            <text:p>10 V ±5% Tolerance U2J Multilayer Ceramic Capacitor</text:p>
          </table:table-cell>
          <table:table-cell office:value-type="string" calcext:value-type="string">
            <text:p>Murata</text:p>
          </table:table-cell>
          <table:table-cell table:style-name="ce1" office:value-type="string" calcext:value-type="string">
            <text:p>GRM1857U1A103JA44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table:style-name="ce1" office:value-type="string" calcext:value-type="string">
            <text:p>Ceramic 0.1uF 16V X7R 10% Pad SMD 0603 Soft Termination 125C Automotive T/R</text:p>
          </table:table-cell>
          <table:table-cell office:value-type="string" calcext:value-type="string">
            <text:p>Murata</text:p>
          </table:table-cell>
          <table:table-cell table:style-name="ce1" office:value-type="string" calcext:value-type="string">
            <text:p>GCJ188R71C104KA01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table:style-name="ce1" office:value-type="string" calcext:value-type="string">
            <text:p>16V ±10% Tolerance X7R Surface Mount Multilayer Ceramic Capacitor</text:p>
          </table:table-cell>
          <table:table-cell office:value-type="string" calcext:value-type="string">
            <text:p>Murata</text:p>
          </table:table-cell>
          <table:table-cell table:style-name="ce1" office:value-type="string" calcext:value-type="string">
            <text:p>GCM188R71C105KA64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25 V 10 uF ±20% Tolerance X5R Multilayer Ceramic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106MA73L</text:p>
          </table:table-cell>
          <table:table-cell office:value-type="string" calcext:value-type="string">
            <text:p>0805_2012Metric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00 pF 50 V ±5 % Tolerance C0G SMT Multilayer Ceramic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102JA01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00 pF 50 V ±5 % Tolerance C0G SMT Multilayer Ceramic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102JA01D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K0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K0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hick Film; +/-1% 0.2W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FKEAHP</text:p>
          </table:table-cell>
          <table:table-cell office:value-type="string" calcext:value-type="string">
            <text:p>0603_1608Metric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9926UAEE+</text:p>
          </table:table-cell>
          <table:table-cell office:value-type="string" calcext:value-type="string">
            <text:p>MAX9926UAEE+:MAX9926UAEE&amp;plus_</text:p>
          </table:table-cell>
          <table:table-cell office:value-type="string" calcext:value-type="string">
            <text:p>https://datasheet.octopart.com/MAX9926UAEE%2B-Maxim-Integrated-datasheet-11046290.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X9926 Series 10 mA Differential Input Logic Output Sensor Interface -SSOP-16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9926UAEE+</text:p>
          </table:table-cell>
          <table:table-cell office:value-type="string" calcext:value-type="string">
            <text:p>SSOP-16</text:p>
          </table:table-cell>
        </table:table-row>
      </table:table>
      <table:named-expressions/>
      <table:database-ranges>
        <table:database-range table:name="__Anonymous_Sheet_DB__0" table:target-range-address="'VR-Conditioner-MAX9926+reg'.A1:'VR-Conditioner-MAX9926+reg'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Code Pro" svg:font-family="'Source Code Pro'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1:14:00.525524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23T12:16:37.619813160</dc:date>
    <meta:editing-duration>PT12M31S</meta:editing-duration>
    <meta:editing-cycles>7</meta:editing-cycles>
    <meta:generator>LibreOffice/7.0.1.2$MacOSX_X86_64 LibreOffice_project/7cbcfc562f6eb6708b5ff7d7397325de9e764452</meta:generator>
    <meta:document-statistic meta:table-count="1" meta:cell-count="114" meta:object-count="0"/>
    <meta:user-defined meta:name=""/>
  </office:meta>
</office:document-meta>
</file>